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4pt" fo:font-weight="bold" officeooo:paragraph-rsid="0000baf9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Calibri" fo:font-size="14pt" officeooo:paragraph-rsid="0000baf9" style:font-size-asian="14pt" style:font-size-complex="14pt"/>
    </style:style>
    <style:style style:name="P3" style:family="paragraph" style:parent-style-name="Text_20_body">
      <style:text-properties style:font-name="Calibri" fo:font-size="14pt" officeooo:paragraph-rsid="0000baf9" style:font-size-asian="14pt" style:font-size-complex="14pt"/>
    </style:style>
    <style:style style:name="P4" style:family="paragraph" style:parent-style-name="Text_20_body">
      <style:text-properties style:font-name="Calibri" fo:font-size="14pt" officeooo:paragraph-rsid="0000e9a3" style:font-size-asian="14pt" style:font-size-complex="14pt"/>
    </style:style>
    <style:style style:name="P5" style:family="paragraph" style:parent-style-name="Text_20_body">
      <style:text-properties style:font-name="Calibri" fo:font-size="14pt" fo:font-weight="normal" officeooo:rsid="0000e9a3" officeooo:paragraph-rsid="0000e9a3" style:font-size-asian="14pt" style:font-weight-asian="normal" style:font-size-complex="14pt" style:font-weight-complex="normal"/>
    </style:style>
    <style:style style:name="P6" style:family="paragraph" style:parent-style-name="Text_20_body">
      <style:text-properties style:font-name="Calibri" fo:font-size="14pt" fo:font-weight="normal" officeooo:rsid="00029f83" officeooo:paragraph-rsid="00029f83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Calibri" fo:font-size="14pt" fo:font-weight="normal" officeooo:rsid="0003fc29" officeooo:paragraph-rsid="0003fc29" style:font-size-asian="14pt" style:font-weight-asian="normal" style:font-size-complex="14pt" style:font-weight-complex="normal"/>
    </style:style>
    <style:style style:name="P8" style:family="paragraph" style:parent-style-name="Text_20_body">
      <style:text-properties officeooo:paragraph-rsid="0000baf9"/>
    </style:style>
    <style:style style:name="P9" style:family="paragraph" style:parent-style-name="Text_20_body">
      <style:text-properties officeooo:paragraph-rsid="0004bcd7"/>
    </style:style>
    <style:style style:name="P10" style:family="paragraph" style:parent-style-name="Text_20_body">
      <style:text-properties style:font-name="Calibri" fo:font-size="14pt" fo:font-weight="bold" officeooo:rsid="0004bcd7" officeooo:paragraph-rsid="0004bcd7" style:font-size-asian="14pt" style:font-weight-asian="bold" style:font-size-complex="14pt" style:font-weight-complex="bold"/>
    </style:style>
    <style:style style:name="P11" style:family="paragraph" style:parent-style-name="Footer">
      <style:text-properties officeooo:rsid="0006c726" officeooo:paragraph-rsid="0006c7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bb87" style:font-weight-asian="bold" style:font-weight-complex="bold"/>
    </style:style>
    <style:style style:name="T3" style:family="text">
      <style:text-properties fo:font-weight="normal" officeooo:rsid="0000baf9" style:font-weight-asian="normal" style:font-weight-complex="normal"/>
    </style:style>
    <style:style style:name="T4" style:family="text">
      <style:text-properties fo:font-weight="normal" officeooo:rsid="0000e9a3" style:font-weight-asian="normal" style:font-weight-complex="normal"/>
    </style:style>
    <style:style style:name="T5" style:family="text">
      <style:text-properties fo:font-weight="normal" officeooo:rsid="00016644" style:font-weight-asian="normal" style:font-weight-complex="normal"/>
    </style:style>
    <style:style style:name="T6" style:family="text">
      <style:text-properties officeooo:rsid="0000baf9"/>
    </style:style>
    <style:style style:name="T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alibri" fo:font-size="14pt" style:font-size-asian="14pt" style:font-size-complex="14pt"/>
    </style:style>
    <style:style style:name="T9" style:family="text">
      <style:text-properties style:font-name="Calibri" fo:font-size="14pt" officeooo:rsid="0000baf9" style:font-size-asian="14pt" style:font-size-complex="14pt"/>
    </style:style>
    <style:style style:name="T10" style:family="text">
      <style:text-properties style:font-name="Calibri" fo:font-size="14pt" officeooo:rsid="0003fc29" style:font-size-asian="14pt" style:font-size-complex="14pt"/>
    </style:style>
    <style:style style:name="T11" style:family="text">
      <style:text-properties style:font-name="Calibri" fo:font-size="14pt" officeooo:rsid="0004bcd7" style:font-size-asian="14pt" style:font-size-complex="14pt"/>
    </style:style>
    <style:style style:name="T12" style:family="text">
      <style:text-properties style:font-name="Calibri" fo:font-size="14pt" fo:font-weight="normal" officeooo:rsid="0003fc29" style:font-size-asian="14pt" style:font-weight-asian="normal" style:font-size-complex="14pt" style:font-weight-complex="normal"/>
    </style:style>
    <style:style style:name="T13" style:family="text">
      <style:text-properties style:font-name="Calibri" fo:font-size="14pt" fo:font-weight="normal" officeooo:rsid="0004bcd7" style:font-size-asian="14pt" style:font-weight-asian="normal" style:font-size-complex="14pt" style:font-weight-complex="normal"/>
    </style:style>
    <style:style style:name="T14" style:family="text">
      <style:text-properties style:font-name="Calibri" fo:font-size="14pt" fo:font-weight="normal" officeooo:rsid="00068d80" style:font-size-asian="14pt" style:font-weight-asian="normal" style:font-size-complex="14pt" style:font-weight-complex="normal"/>
    </style:style>
    <style:style style:name="T15" style:family="text">
      <style:text-properties officeooo:rsid="00029f83"/>
    </style:style>
    <style:style style:name="T16" style:family="text">
      <style:text-properties officeooo:rsid="0003fc29"/>
    </style:style>
    <style:style style:name="T17" style:family="text">
      <style:text-properties officeooo:rsid="0005302e"/>
    </style:style>
    <style:style style:name="T18" style:family="text">
      <style:text-properties officeooo:rsid="00068d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ct:</text:span> <text:span text:style-name="T6">WiPayTest</text:span></text:p>
      <text:p text:style-name="P8"><text:span text:style-name="T7">Redmine Ticket Number:</text:span><text:span text:style-name="T8"> Feature #</text:span><text:span text:style-name="T9">1605</text:span> </text:p>
      <text:p text:style-name="P2"><text:span text:style-name="T1">Task Details:</text:span> <text:span text:style-name="T6">Implement WIFI Billing and SMS Billing testing in WiPayTest.</text:span></text:p>
      <text:p text:style-name="P3"><text:span text:style-name="T1">Assigned By:</text:span> Nagraj Si<text:span text:style-name="T17">r</text:span></text:p>
      <text:p text:style-name="P3"><text:span text:style-name="T1">Assigned Date:</text:span> 2<text:span text:style-name="T6">6</text:span>/10/2021</text:p>
      <text:p text:style-name="P3"><text:span text:style-name="T1">Estimated Hours to complete:</text:span> <text:span text:style-name="T6">25</text:span> hrs</text:p>
      <text:p text:style-name="P3"><text:span text:style-name="T1">Actual Start Date:</text:span> <text:span text:style-name="T6">26</text:span>/10/2021</text:p>
      <text:p text:style-name="P3"><text:span text:style-name="T1">List of files that are being changed:</text:span> <text:span text:style-name="T6">Modified the jsp files view_test, view_wipayTest, viewGroup, wipayTest, wipayTest_db, redirection, link_execution and java files CommonUtility.java. </text:span></text:p>
      <text:p text:style-name="P3"><text:span text:style-name="T1">Actual Hours taken to complete:</text:span> <text:span text:style-name="T6">25 hrs.</text:span></text:p>
      <text:p text:style-name="P4"><text:span text:style-name="T1">Any DB Changes (include alter or create scripts): </text:span><text:span text:style-name="T2"><text:s/></text:span><text:span text:style-name="T3">Added bill_url, </text:span><text:span text:style-name="T4">msg, bill_api, short_code, circle, Mb_No, Req_Content_Type, Request_Type, Request_Params, Billing_Type</text:span><text:span text:style-name="T3"> column</text:span><text:span text:style-name="T4">s</text:span><text:span text:style-name="T3"> in </text:span><text:span text:style-name="T5">existing</text:span><text:span text:style-name="T3"> wipay_test_30_09_apiValidation table in WiPayTest database.</text:span></text:p>
      <text:p text:style-name="P3"><text:span text:style-name="T1">Infra/Server changes (Changes on Unix Servers):</text:span> NO</text:p>
      <text:p text:style-name="P1">Design Details (Explanation how are you addressing the change requested)</text:p>
      <text:p text:style-name="P5">The abstract is to develop wifi and sms billing <text:span text:style-name="T17">functionality</text:span> in WiPayTest by creating different required columns for each billing.</text:p>
      <text:p text:style-name="P5">1. Here in WiPayTest we have IP billing. So I have used this and extended the code to add wifi and sms billing.</text:p>
      <text:p text:style-name="P5">2. So, First I have <text:span text:style-name="T17">added</text:span> some extra colu<text:span text:style-name="T15">mns in table in order to store the data for wifi and sms billing.</text:span></text:p>
      <text:p text:style-name="P6">3. In wipayTest.jsp page[interface name: Add/Edit Test Links], added billing type select box in order to select the required billing type [<text:span text:style-name="T17">IP </text:span>billing, sms billing, wifi billing]. <text:span text:style-name="T17">Using</text:span> jquery only the selected billing columns will be displayed. So we have to fill the data in <text:soft-page-break/>required columns to construct the urls.</text:p>
      <text:p text:style-name="P6">4. For wifi billing, <text:s/><text:span text:style-name="T17">c</text:span>reated one test group name PaytmTest [interface name: Add/Edit Groups]. So, in order to test the paytm urls we can g<text:span text:style-name="T17">roup all</text:span> the link names in PaytmTest group.</text:p>
      <text:p text:style-name="P6">5. For sms billing, VodafoneTest and IdeaTest test group names are created. So, here we test sms billing links.</text:p>
      <text:p text:style-name="P6">6. So the required parameters are stored in the <text:span text:style-name="T6">wipay_test_30_09_apiValidation table in WiPayTest database.</text:span></text:p>
      <text:p text:style-name="P6">7. After that, in Test interface we have to test the required billings, we have to create the <text:span text:style-name="T18">URLs</text:span> separately for each billing.</text:p>
      <text:p text:style-name="P6">8. Here <text:span text:style-name="T18">IP</text:span> billing is processed only when msisdn reader[header] is enabled. Other two are processed irrespective of the msisdn header.</text:p>
      <text:p text:style-name="P6">9. So these changes have to be made in view_test.jsp page. Here order_id and sign are generated automatically for each test [no need to hard code for all billing types]. For sms billing, mobile number is also automatically generated.</text:p>
      <text:p text:style-name="P6">10. <text:span text:style-name="T16">After constructing these links, we have to pass the parameters which are defineid in the links to link_execution.jsp page where we construct the original billing urls. We get them using querystring and TreeMap. And set the parameters and store in test_execution table.</text:span></text:p>
      <text:p text:style-name="P9"><text:span text:style-name="T12">11. After that we construct the urls based on the billing type. For IP billing and wifi billing we redirect these urls </text:span><text:span text:style-name="T14">through </text:span><text:span text:style-name="T12">redirection.jsp.</text:span></text:p>
      <text:p text:style-name="P9"><text:span text:style-name="T13">12. In</text:span><text:span text:style-name="T12"> sms billing, for </text:span><text:span text:style-name="T13">idea</text:span><text:span text:style-name="T12"> we hit the url </text:span><text:span text:style-name="T13">along with </text:span><text:span text:style-name="T14">XML</text:span><text:span text:style-name="T13"> format by </text:span><text:span text:style-name="T12">using </text:span><text:span text:style-name="T8">CommonUtility.fireURL(url, req_type, xmlStr, req_content) </text:span><text:span text:style-name="T10">method and it will call the method in CommonUtility.java class and process the url. </text:span><text:span text:style-name="T11">Whereas for vodafone we directly hit the url using redirection.</text:span></text:p>
      <text:p text:style-name="P10">Test Cases and Results (for both success and failure cases)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6c726" officeooo:paragraph-rsid="0006c72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0.06pt solid #000000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Document By Brahm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10:59:56.597000000</meta:creation-date>
    <dc:date>2021-11-08T15:46:14.484000000</dc:date>
    <meta:editing-duration>PT1H54M36S</meta:editing-duration>
    <meta:editing-cycles>7</meta:editing-cycles>
    <meta:generator>LibreOffice/4.4.0.1$Windows_x86 LibreOffice_project/1ba9640ddd424f1f535c75bf2b86703770b8cf6f</meta:generator>
    <meta:document-statistic meta:table-count="0" meta:image-count="0" meta:object-count="0" meta:page-count="2" meta:paragraph-count="27" meta:word-count="496" meta:character-count="3180" meta:non-whitespace-character-count="2697"/>
  </office:meta>
</office:document-meta>
</file>